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bbe33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1 processor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2 processor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4 processor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8 processor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16 processor</text:p>
          </table:table-cell>
          <table:table-cell office:value-type="string" calcext:value-type="string">
            <text:p>winner</text:p>
          </table:table-cell>
        </table:table-row>
        <table:table-row table:style-name="ro2">
          <table:table-cell office:value-type="string" calcext:value-type="string">
            <text:p>1<text:span text:style-name="T1">st</text:span> round</text:p>
          </table:table-cell>
          <table:table-cell office:value-type="float" office:value="4.381859" calcext:value-type="float">
            <text:p>4.381859</text:p>
          </table:table-cell>
          <table:table-cell office:value-type="float" office:value="24941" calcext:value-type="float">
            <text:p>24941</text:p>
          </table:table-cell>
          <table:table-cell office:value-type="float" office:value="2.232737" calcext:value-type="float">
            <text:p>2.232737</text:p>
          </table:table-cell>
          <table:table-cell office:value-type="float" office:value="37962" calcext:value-type="float">
            <text:p>37962</text:p>
          </table:table-cell>
          <table:table-cell office:value-type="float" office:value="1.099174" calcext:value-type="float">
            <text:p>1.099174</text:p>
          </table:table-cell>
          <table:table-cell office:value-type="float" office:value="9930" calcext:value-type="float">
            <text:p>9930</text:p>
          </table:table-cell>
          <table:table-cell office:value-type="float" office:value="0.560124" calcext:value-type="float">
            <text:p>0.560124</text:p>
          </table:table-cell>
          <table:table-cell office:value-type="float" office:value="48675" calcext:value-type="float">
            <text:p>48675</text:p>
          </table:table-cell>
          <table:table-cell office:value-type="float" office:value="0.275423" calcext:value-type="float">
            <text:p>0.275423</text:p>
          </table:table-cell>
          <table:table-cell office:value-type="float" office:value="26140" calcext:value-type="float">
            <text:p>26140</text:p>
          </table:table-cell>
        </table:table-row>
        <table:table-row table:style-name="ro1">
          <table:table-cell office:value-type="string" calcext:value-type="string">
            <text:p>2st round</text:p>
          </table:table-cell>
          <table:table-cell office:value-type="float" office:value="4.391468" calcext:value-type="float">
            <text:p>4.391468</text:p>
          </table:table-cell>
          <table:table-cell office:value-type="float" office:value="37824" calcext:value-type="float">
            <text:p>37824</text:p>
          </table:table-cell>
          <table:table-cell office:value-type="float" office:value="2.233054" calcext:value-type="float">
            <text:p>2.233054</text:p>
          </table:table-cell>
          <table:table-cell office:value-type="float" office:value="60788" calcext:value-type="float">
            <text:p>60788</text:p>
          </table:table-cell>
          <table:table-cell office:value-type="float" office:value="1.11049" calcext:value-type="float">
            <text:p>1.11049</text:p>
          </table:table-cell>
          <table:table-cell office:value-type="float" office:value="53347" calcext:value-type="float">
            <text:p>53347</text:p>
          </table:table-cell>
          <table:table-cell office:value-type="float" office:value="0.571385" calcext:value-type="float">
            <text:p>0.571385</text:p>
          </table:table-cell>
          <table:table-cell office:value-type="float" office:value="18892" calcext:value-type="float">
            <text:p>18892</text:p>
          </table:table-cell>
          <table:table-cell office:value-type="float" office:value="0.273678" calcext:value-type="float">
            <text:p>0.273678</text:p>
          </table:table-cell>
          <table:table-cell office:value-type="float" office:value="36363" calcext:value-type="float">
            <text:p>36363</text:p>
          </table:table-cell>
        </table:table-row>
        <table:table-row table:style-name="ro1">
          <table:table-cell office:value-type="string" calcext:value-type="string">
            <text:p>3st round</text:p>
          </table:table-cell>
          <table:table-cell office:value-type="float" office:value="4.38619" calcext:value-type="float">
            <text:p>4.38619</text:p>
          </table:table-cell>
          <table:table-cell office:value-type="float" office:value="19017" calcext:value-type="float">
            <text:p>19017</text:p>
          </table:table-cell>
          <table:table-cell office:value-type="float" office:value="2.232851" calcext:value-type="float">
            <text:p>2.232851</text:p>
          </table:table-cell>
          <table:table-cell office:value-type="float" office:value="54239" calcext:value-type="float">
            <text:p>54239</text:p>
          </table:table-cell>
          <table:table-cell office:value-type="float" office:value="1.137855" calcext:value-type="float">
            <text:p>1.137855</text:p>
          </table:table-cell>
          <table:table-cell office:value-type="float" office:value="24181" calcext:value-type="float">
            <text:p>24181</text:p>
          </table:table-cell>
          <table:table-cell office:value-type="float" office:value="0.563273" calcext:value-type="float">
            <text:p>0.563273</text:p>
          </table:table-cell>
          <table:table-cell office:value-type="float" office:value="5232" calcext:value-type="float">
            <text:p>5232</text:p>
          </table:table-cell>
          <table:table-cell office:value-type="float" office:value="0.272177" calcext:value-type="float">
            <text:p>0.272177</text:p>
          </table:table-cell>
          <table:table-cell office:value-type="float" office:value="55125" calcext:value-type="float">
            <text:p>55125</text:p>
          </table:table-cell>
        </table:table-row>
        <table:table-row table:style-name="ro1">
          <table:table-cell office:value-type="string" calcext:value-type="string">
            <text:p>4st round</text:p>
          </table:table-cell>
          <table:table-cell office:value-type="float" office:value="4.390697" calcext:value-type="float">
            <text:p>4.390697</text:p>
          </table:table-cell>
          <table:table-cell office:value-type="float" office:value="49148" calcext:value-type="float">
            <text:p>49148</text:p>
          </table:table-cell>
          <table:table-cell office:value-type="float" office:value="2.232253" calcext:value-type="float">
            <text:p>2.232253</text:p>
          </table:table-cell>
          <table:table-cell office:value-type="float" office:value="22907" calcext:value-type="float">
            <text:p>22907</text:p>
          </table:table-cell>
          <table:table-cell office:value-type="float" office:value="1.100345" calcext:value-type="float">
            <text:p>1.100345</text:p>
          </table:table-cell>
          <table:table-cell office:value-type="float" office:value="63205" calcext:value-type="float">
            <text:p>63205</text:p>
          </table:table-cell>
          <table:table-cell office:value-type="float" office:value="0.561606" calcext:value-type="float">
            <text:p>0.561606</text:p>
          </table:table-cell>
          <table:table-cell office:value-type="float" office:value="15980" calcext:value-type="float">
            <text:p>15980</text:p>
          </table:table-cell>
          <table:table-cell office:value-type="float" office:value="0.274131" calcext:value-type="float">
            <text:p>0.274131</text:p>
          </table:table-cell>
          <table:table-cell office:value-type="float" office:value="27464" calcext:value-type="float">
            <text:p>27464</text:p>
          </table:table-cell>
        </table:table-row>
        <table:table-row table:style-name="ro1">
          <table:table-cell office:value-type="string" calcext:value-type="string">
            <text:p>5st round</text:p>
          </table:table-cell>
          <table:table-cell office:value-type="float" office:value="4.383415" calcext:value-type="float">
            <text:p>4.383415</text:p>
          </table:table-cell>
          <table:table-cell office:value-type="float" office:value="20625" calcext:value-type="float">
            <text:p>20625</text:p>
          </table:table-cell>
          <table:table-cell office:value-type="float" office:value="2.23221" calcext:value-type="float">
            <text:p>2.23221</text:p>
          </table:table-cell>
          <table:table-cell office:value-type="float" office:value="17737" calcext:value-type="float">
            <text:p>17737</text:p>
          </table:table-cell>
          <table:table-cell office:value-type="float" office:value="1.11228" calcext:value-type="float">
            <text:p>1.11228</text:p>
          </table:table-cell>
          <table:table-cell office:value-type="float" office:value="6852" calcext:value-type="float">
            <text:p>6852</text:p>
          </table:table-cell>
          <table:table-cell office:value-type="float" office:value="0.56574" calcext:value-type="float">
            <text:p>0.56574</text:p>
          </table:table-cell>
          <table:table-cell office:value-type="float" office:value="60274" calcext:value-type="float">
            <text:p>60274</text:p>
          </table:table-cell>
          <table:table-cell office:value-type="float" office:value="0.273189" calcext:value-type="float">
            <text:p>0.273189</text:p>
          </table:table-cell>
          <table:table-cell office:value-type="float" office:value="37303" calcext:value-type="float">
            <text:p>37303</text:p>
          </table:table-cell>
        </table:table-row>
        <table:table-row table:style-name="ro1">
          <table:table-cell office:value-type="string" calcext:value-type="string">
            <text:p>6st round</text:p>
          </table:table-cell>
          <table:table-cell office:value-type="float" office:value="4.38761" calcext:value-type="float">
            <text:p>4.38761</text:p>
          </table:table-cell>
          <table:table-cell office:value-type="float" office:value="7538" calcext:value-type="float">
            <text:p>7538</text:p>
          </table:table-cell>
          <table:table-cell office:value-type="float" office:value="2.233898" calcext:value-type="float">
            <text:p>2.233898</text:p>
          </table:table-cell>
          <table:table-cell office:value-type="float" office:value="65123" calcext:value-type="float">
            <text:p>65123</text:p>
          </table:table-cell>
          <table:table-cell office:value-type="float" office:value="1.124084" calcext:value-type="float">
            <text:p>1.124084</text:p>
          </table:table-cell>
          <table:table-cell office:value-type="float" office:value="7928" calcext:value-type="float">
            <text:p>7928</text:p>
          </table:table-cell>
          <table:table-cell office:value-type="float" office:value="0.561884" calcext:value-type="float">
            <text:p>0.561884</text:p>
          </table:table-cell>
          <table:table-cell office:value-type="float" office:value="14141" calcext:value-type="float">
            <text:p>14141</text:p>
          </table:table-cell>
          <table:table-cell office:value-type="float" office:value="0.274095" calcext:value-type="float">
            <text:p>0.274095</text:p>
          </table:table-cell>
          <table:table-cell office:value-type="float" office:value="30434" calcext:value-type="float">
            <text:p>30434</text:p>
          </table:table-cell>
        </table:table-row>
        <table:table-row table:style-name="ro1">
          <table:table-cell office:value-type="string" calcext:value-type="string">
            <text:p>7st round</text:p>
          </table:table-cell>
          <table:table-cell office:value-type="float" office:value="4.386804" calcext:value-type="float">
            <text:p>4.386804</text:p>
          </table:table-cell>
          <table:table-cell office:value-type="float" office:value="60737" calcext:value-type="float">
            <text:p>60737</text:p>
          </table:table-cell>
          <table:table-cell office:value-type="float" office:value="2.23338" calcext:value-type="float">
            <text:p>2.23338</text:p>
          </table:table-cell>
          <table:table-cell office:value-type="float" office:value="14190" calcext:value-type="float">
            <text:p>14190</text:p>
          </table:table-cell>
          <table:table-cell office:value-type="float" office:value="1.09903" calcext:value-type="float">
            <text:p>1.09903</text:p>
          </table:table-cell>
          <table:table-cell office:value-type="float" office:value="3130" calcext:value-type="float">
            <text:p>3130</text:p>
          </table:table-cell>
          <table:table-cell office:value-type="float" office:value="0.563486" calcext:value-type="float">
            <text:p>0.563486</text:p>
          </table:table-cell>
          <table:table-cell office:value-type="float" office:value="49418" calcext:value-type="float">
            <text:p>49418</text:p>
          </table:table-cell>
          <table:table-cell office:value-type="float" office:value="0.277071" calcext:value-type="float">
            <text:p>0.277071</text:p>
          </table:table-cell>
          <table:table-cell office:value-type="float" office:value="55848" calcext:value-type="float">
            <text:p>55848</text:p>
          </table:table-cell>
        </table:table-row>
        <table:table-row table:style-name="ro1">
          <table:table-cell office:value-type="string" calcext:value-type="string">
            <text:p>8st round</text:p>
          </table:table-cell>
          <table:table-cell office:value-type="float" office:value="4.376117" calcext:value-type="float">
            <text:p>4.376117</text:p>
          </table:table-cell>
          <table:table-cell office:value-type="float" office:value="6976" calcext:value-type="float">
            <text:p>6976</text:p>
          </table:table-cell>
          <table:table-cell office:value-type="float" office:value="2.233044" calcext:value-type="float">
            <text:p>2.233044</text:p>
          </table:table-cell>
          <table:table-cell office:value-type="float" office:value="32727" calcext:value-type="float">
            <text:p>32727</text:p>
          </table:table-cell>
          <table:table-cell office:value-type="float" office:value="1.100666" calcext:value-type="float">
            <text:p>1.100666</text:p>
          </table:table-cell>
          <table:table-cell office:value-type="float" office:value="21634" calcext:value-type="float">
            <text:p>21634</text:p>
          </table:table-cell>
          <table:table-cell office:value-type="float" office:value="0.570693" calcext:value-type="float">
            <text:p>0.570693</text:p>
          </table:table-cell>
          <table:table-cell office:value-type="float" office:value="34052" calcext:value-type="float">
            <text:p>34052</text:p>
          </table:table-cell>
          <table:table-cell office:value-type="float" office:value="0.272289" calcext:value-type="float">
            <text:p>0.272289</text:p>
          </table:table-cell>
          <table:table-cell office:value-type="float" office:value="31334" calcext:value-type="float">
            <text:p>31334</text:p>
          </table:table-cell>
        </table:table-row>
        <table:table-row table:style-name="ro1">
          <table:table-cell office:value-type="string" calcext:value-type="string">
            <text:p>9st round</text:p>
          </table:table-cell>
          <table:table-cell office:value-type="float" office:value="4.384031" calcext:value-type="float">
            <text:p>4.384031</text:p>
          </table:table-cell>
          <table:table-cell office:value-type="float" office:value="16705" calcext:value-type="float">
            <text:p>16705</text:p>
          </table:table-cell>
          <table:table-cell office:value-type="float" office:value="2.232648" calcext:value-type="float">
            <text:p>2.232648</text:p>
          </table:table-cell>
          <table:table-cell office:value-type="float" office:value="15005" calcext:value-type="float">
            <text:p>15005</text:p>
          </table:table-cell>
          <table:table-cell office:value-type="float" office:value="1.100055" calcext:value-type="float">
            <text:p>1.100055</text:p>
          </table:table-cell>
          <table:table-cell office:value-type="float" office:value="36068" calcext:value-type="float">
            <text:p>36068</text:p>
          </table:table-cell>
          <table:table-cell office:value-type="float" office:value="0.572857" calcext:value-type="float">
            <text:p>0.572857</text:p>
          </table:table-cell>
          <table:table-cell office:value-type="float" office:value="64566" calcext:value-type="float">
            <text:p>64566</text:p>
          </table:table-cell>
          <table:table-cell office:value-type="float" office:value="0.27209" calcext:value-type="float">
            <text:p>0.27209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string" calcext:value-type="string">
            <text:p>10st round</text:p>
          </table:table-cell>
          <table:table-cell office:value-type="float" office:value="4.378675" calcext:value-type="float">
            <text:p>4.378675</text:p>
          </table:table-cell>
          <table:table-cell office:value-type="float" office:value="51716" calcext:value-type="float">
            <text:p>51716</text:p>
          </table:table-cell>
          <table:table-cell office:value-type="float" office:value="2.23331" calcext:value-type="float">
            <text:p>2.23331</text:p>
          </table:table-cell>
          <table:table-cell office:value-type="float" office:value="6404" calcext:value-type="float">
            <text:p>6404</text:p>
          </table:table-cell>
          <table:table-cell office:value-type="float" office:value="1.143755" calcext:value-type="float">
            <text:p>1.143755</text:p>
          </table:table-cell>
          <table:table-cell office:value-type="float" office:value="39864" calcext:value-type="float">
            <text:p>39864</text:p>
          </table:table-cell>
          <table:table-cell office:value-type="float" office:value="0.56559" calcext:value-type="float">
            <text:p>0.56559</text:p>
          </table:table-cell>
          <table:table-cell office:value-type="float" office:value="13315" calcext:value-type="float">
            <text:p>13315</text:p>
          </table:table-cell>
          <table:table-cell office:value-type="float" office:value="0.275637" calcext:value-type="float">
            <text:p>0.275637</text:p>
          </table:table-cell>
          <table:table-cell office:value-type="float" office:value="7298" calcext:value-type="float">
            <text:p>7298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2:.B11])" office:value-type="float" office:value="4.3846866" calcext:value-type="float">
            <text:p>4.3846866</text:p>
          </table:table-cell>
          <table:table-cell table:style-name="ce2"/>
          <table:table-cell table:style-name="ce2" table:formula="of:=AVERAGE([.D2:.D11])" office:value-type="float" office:value="2.2329385" calcext:value-type="float">
            <text:p>2.2329385</text:p>
          </table:table-cell>
          <table:table-cell table:style-name="ce2"/>
          <table:table-cell table:style-name="ce2" table:formula="of:=AVERAGE([.F2:.F11])" office:value-type="float" office:value="1.1127734" calcext:value-type="float">
            <text:p>1.1127734</text:p>
          </table:table-cell>
          <table:table-cell table:style-name="ce2"/>
          <table:table-cell table:style-name="ce2" table:formula="of:=AVERAGE([.H2:.H11])" office:value-type="float" office:value="0.5656638" calcext:value-type="float">
            <text:p>0.5656638</text:p>
          </table:table-cell>
          <table:table-cell table:style-name="ce2"/>
          <table:table-cell table:style-name="ce2" table:formula="of:=AVERAGE([.J2:.J11])" office:value-type="float" office:value="0.273978" calcext:value-type="float">
            <text:p>0.2739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4:53:05.311620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19:49:03.711708746</meta:creation-date>
    <dc:date>2020-04-08T15:48:55.528429146</dc:date>
    <meta:editing-duration>PT1H13M33S</meta:editing-duration>
    <meta:editing-cycles>27</meta:editing-cycles>
    <meta:generator>LibreOffice/6.3.5.2$Linux_X86_64 LibreOffice_project/30$Build-2</meta:generator>
    <meta:document-statistic meta:table-count="1" meta:cell-count="126" meta:object-count="0"/>
  </office:meta>
</office:document-meta>
</file>